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3.833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<text:s/>Song of storms zelda ocarina of time</text:p>
          </draw:text-box>
        </draw:frame>
        <draw:frame presentation:style-name="pr2" draw:text-style-name="P1" draw:layer="layout" svg:width="24cm" svg:height="3.833cm" svg:x="2.54cm" svg:y="3.152cm" presentation:class="subtitle" presentation:user-transformed="true">
          <draw:text-box>
            <text:p>So where do I sail</text:p>
            <text:p>A ship losing control,</text:p>
            <text:p>My cries swallowed up, lost in the raging sea.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4" draw:layer="layout" svg:width="26cm" svg:height="1.55cm" svg:x="1cm" svg:y="0.102cm" presentation:class="title" presentation:placeholder="true">
          <draw:text-box/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<text:s text:c="2"/><text:a xlink:href="https://www.youtube.com/watch?v=Yxa1fU5O5Ew" xlink:type="simple">https://www.youtube.com/watch?v=Yxa1fU5O5Ew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2.63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fo:text-align="end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presentation:style-name="Mpr2" draw:text-style-name="MP7" draw:layer="backgroundobjects" svg:width="25.199cm" svg:height="2.63cm" svg:x="1.4cm" svg:y="0.609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3" draw:text-style-name="MP2" draw:layer="backgroundobjects" svg:width="6.523cm" svg:height="1.086cm" svg:x="1cm" svg:y="14.35cm">
        <draw:text-box>
          <text:p><text:span text:style-name="MT1"><presentation:date-time/></text:span></text:p>
        </draw:text-box>
      </draw:frame>
      <draw:frame presentation:style-name="Mpr3" draw:text-style-name="MP9" draw:layer="backgroundobjects" svg:width="8.875cm" svg:height="1.086cm" svg:x="9.563cm" svg:y="14.348cm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477cm" svg:y="14.35cm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086cm" svg:x="9.563cm" svg:y="14.348cm" presentation:class="footer">
        <draw:text-box>
          <text:p text:style-name="MP12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1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27T15:36:47.876804226</meta:creation-date>
    <meta:editing-duration>PT8M57S</meta:editing-duration>
    <meta:editing-cycles>3</meta:editing-cycles>
    <meta:generator>LibreOffice/7.3.0.3$Linux_X86_64 LibreOffice_project/30$Build-3</meta:generator>
    <dc:title>Piano</dc:title>
    <dc:date>2022-02-27T15:45:45.545555657</dc:date>
    <meta:document-statistic meta:object-count="47"/>
  </office:meta>
</office:document-meta>
</file>